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8pt" officeooo:rsid="001116f4" officeooo:paragraph-rsid="002c1591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2pt" officeooo:rsid="001116f4" officeooo:paragraph-rsid="002c1591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officeooo:rsid="001116f4" officeooo:paragraph-rsid="00166382" style:font-size-asian="2pt" style:font-size-complex="2pt"/>
    </style:style>
    <style:style style:name="P4" style:family="paragraph" style:parent-style-name="Table_20_Contents">
      <style:paragraph-properties fo:text-align="start" style:justify-single-word="false"/>
      <style:text-properties fo:font-size="2pt" officeooo:rsid="001116f4" officeooo:paragraph-rsid="001116f4" style:font-size-asian="2pt" style:font-size-complex="2pt"/>
    </style:style>
    <style:style style:name="P5" style:family="paragraph" style:parent-style-name="Table_20_Contents">
      <style:paragraph-properties fo:text-align="start" style:justify-single-word="false"/>
      <style:text-properties fo:font-size="2pt" officeooo:rsid="00175aff" officeooo:paragraph-rsid="00186607" style:font-size-asian="2pt" style:font-size-complex="2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2pt" officeooo:rsid="00175aff" officeooo:paragraph-rsid="00186607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2pt" officeooo:rsid="00175aff" officeooo:paragraph-rsid="003f94da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2pt" officeooo:rsid="00175aff" officeooo:paragraph-rsid="003f94da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8pt" officeooo:rsid="00175aff" officeooo:paragraph-rsid="00524266" style:font-size-asian="8pt" style:font-size-complex="8pt"/>
    </style:style>
    <style:style style:name="P10" style:family="paragraph" style:parent-style-name="Frame_20_contents">
      <style:paragraph-properties fo:text-align="start" style:justify-single-word="false"/>
      <style:text-properties fo:font-size="10pt" style:font-size-asian="8.75pt" style:font-size-complex="10pt"/>
    </style:style>
    <style:style style:name="P11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2pt" officeooo:paragraph-rsid="00106a3a" style:font-size-asian="2pt" style:font-size-complex="2pt"/>
    </style:style>
    <style:style style:name="P12" style:family="paragraph" style:parent-style-name="Table_20_Contents">
      <style:paragraph-properties fo:text-align="center" style:justify-single-word="false" fo:break-before="page"/>
      <style:text-properties fo:font-size="2pt" officeooo:rsid="00175aff" officeooo:paragraph-rsid="00186607" style:font-size-asian="2pt" style:font-size-complex="2pt"/>
    </style:style>
    <style:style style:name="P13" style:family="paragraph" style:parent-style-name="Standard" style:master-page-name="Standard">
      <style:paragraph-properties style:page-number="auto" fo:break-before="page"/>
      <style:text-properties style:font-name="Arial" fo:font-size="2pt" officeooo:paragraph-rsid="00106a3a" style:font-size-asian="2pt" style:font-size-complex="2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4pt" officeooo:rsid="003f94da" officeooo:paragraph-rsid="00186607" style:font-size-asian="14pt" style:font-size-complex="14pt"/>
    </style:style>
    <style:style style:name="T1" style:family="text">
      <style:text-properties officeooo:rsid="003f94da"/>
    </style:style>
    <style:style style:name="T2" style:family="text">
      <style:text-properties fo:font-size="8pt" officeooo:rsid="003f94da" style:font-size-asian="8pt" style:font-size-complex="8pt"/>
    </style:style>
    <style:style style:name="fr1" style:family="graphic" style:parent-style-name="Frame">
      <style:graphic-properties style:run-through="foreground" style:protect="none" style:wrap="parallel" style:number-wrapped-paragraphs="no-limit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ext-input text:description="&lt;setLang('fr_FR')&gt;">&lt;setLang&gt;</text:text-input></text:p>
      <text:p text:style-name="P11"><text:text-input text:description="&lt;for each='o in objects'&gt;">&lt;for o in objects&gt;</text:text-input></text:p>
      <text:p text:style-name="P2"/>
      <text:p text:style-name="P1"><draw:frame draw:style-name="fr1" draw:name="image: asbarcode('Code128', o.name, width=156, height=38)" text:anchor-type="as-char" svg:width="5.983cm" draw:z-index="0"><draw:text-box fo:min-height="0.499cm"><text:p text:style-name="P10"/></draw:text-box></draw:frame></text:p>
      <text:p text:style-name="P14"><text:text-input text:description="&lt;o.name&gt;">BPICK/000002</text:text-input></text:p>
      <text:p text:style-name="P6"/>
      <text:p text:style-name="P8"><text:span text:style-name="T1"><text:text-input text:description="&lt;if test=&quot;o.backorder_id&quot;&gt;">&lt;if backorder&gt;</text:text-input></text:span><text:span text:style-name="T2">Reliquat de </text:span><text:span text:style-name="T2"><text:text-input text:description="&lt;o.backorder_id&gt;">BPICK/000001</text:text-input></text:span><text:span text:style-name="T1"><text:s/></text:span><text:span text:style-name="T1"><text:text-input text:description="&lt;/if&gt;">&lt;/if&gt;</text:text-input></text:span></text:p>
      <text:p text:style-name="P9"><text:text-input text:description="&lt;o.partner_id.name[:50]&gt;">&lt;o.partner_id.name[:50]&gt;</text:text-input><text:s/><text:text-input text:description=""/></text:p>
      <text:p text:style-name="P7"/>
      <text:p text:style-name="P5"><text:text-input text:description="&lt;if test=&quot;o!=objects[-1]&quot;&gt;">&lt;if not last&gt;</text:text-input></text:p>
      <text:p text:style-name="P12"/>
      <text:p text:style-name="P3"><text:bookmark-start text:name="__DdeLink__90_1262031170"/><text:text-input text:description="&lt;/if&gt;">&lt;/if&gt;</text:text-input><text:bookmark-end text:name="__DdeLink__90_1262031170"/></text:p>
      <text:p text:style-name="P4"><text:text-input text:description="&lt;/for&gt;">&lt;/for&gt;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T3H33M18S</meta:editing-duration>
    <meta:editing-cycles>60</meta:editing-cycles>
    <meta:generator>LibreOffice/6.3.4.2$Linux_X86_64 LibreOffice_project/30$Build-2</meta:generator>
    <dc:date>2020-01-23T17:02:01.183056930</dc:date>
    <meta:document-statistic meta:table-count="0" meta:image-count="0" meta:object-count="0" meta:page-count="2" meta:paragraph-count="9" meta:word-count="40" meta:character-count="154" meta:non-whitespace-character-count="144"/>
  </office:meta>
</office:document-meta>
</file>